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16.823cm" svg:height="9.004cm" svg:x="21.394cm" svg:y="0.611cm">
            <draw:object draw:notify-on-update-of-ranges="Arkusz1.B5:Arkusz1.B8 Arkusz1.C5:Arkusz1.C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style-name="gr1" draw:text-style-name="P1" svg:width="15.997cm" svg:height="9.005cm" svg:x="21.559cm" svg:y="20.293cm">
            <draw:object draw:notify-on-update-of-ranges="Arkusz1.A24:Arkusz1.A32 Arkusz1.C45:Arkusz1.C45 Arkusz1.C24:Arkusz1.C32 Arkusz1.A47:Arkusz1.A54 Arkusz1.D45:Arkusz1.D45 Arkusz1.E24:Arkusz1.E32 Arkusz1.A24:Arkusz1.A32 Arkusz1.E45:Arkusz1.E45 Arkusz1.G24:Arkusz1.G3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6" table:default-cell-style-name="ce1"/>
        <table:table-column table:style-name="co1" table:number-columns-repeated="10" table:default-cell-style-name="Default"/>
        <table:table-row table:style-name="ro1">
          <table:table-cell table:number-columns-repeated="2"/>
          <table:table-cell table:style-name="Default" table:number-columns-repeated="6"/>
          <table:table-cell table:number-columns-repeated="9"/>
          <table:table-cell>
            <draw:frame draw:z-index="1" draw:style-name="gr1" draw:text-style-name="P1" svg:width="18.42cm" svg:height="9.005cm" svg:x="0.606cm" svg:y="0.345cm">
              <draw:object draw:notify-on-update-of-ranges="Arkusz1.B5:Arkusz1.B8 Arkusz1.D5:Arkusz1.D8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10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Default" table:number-columns-repeated="6"/>
          <table:table-cell table:number-columns-repeated="10"/>
        </table:table-row>
        <table:table-row table:style-name="ro1">
          <table:table-cell table:number-columns-repeated="2"/>
          <table:table-cell table:style-name="Default" office:value-type="string" calcext:value-type="string">
            <text:p>MSE</text:p>
          </table:table-cell>
          <table:table-cell table:style-name="Default" office:value-type="string" calcext:value-type="string">
            <text:p>R2</text:p>
          </table:table-cell>
          <table:table-cell table:style-name="Default" office:value-type="string" calcext:value-type="string">
            <text:p>train_time</text:p>
          </table:table-cell>
          <table:table-cell table:style-name="Default" office:value-type="string" calcext:value-type="string">
            <text:p>test_time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office:value-type="string" calcext:value-type="string">
            <text:p>L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02" calcext:value-type="float">
            <text:p>0,0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office:value-type="string" calcext:value-type="string">
            <text:p>Ridg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999" calcext:value-type="float">
            <text:p>0,9999</text:p>
          </table:table-cell>
          <table:table-cell table:style-name="Default" office:value-type="float" office:value="0.001" calcext:value-type="float">
            <text:p>0,0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office:value-type="string" calcext:value-type="string">
            <text:p>Lasso</text:p>
          </table:table-cell>
          <table:table-cell table:style-name="Default" office:value-type="float" office:value="2.9" calcext:value-type="float">
            <text:p>2,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01" calcext:value-type="float">
            <text:p>0,0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office:value-type="string" calcext:value-type="string">
            <text:p>MLP</text:p>
          </table:table-cell>
          <table:table-cell table:style-name="Default" office:value-type="float" office:value="1009.8" calcext:value-type="float">
            <text:p>1009,8</text:p>
          </table:table-cell>
          <table:table-cell table:style-name="Default" office:value-type="float" office:value="0.9227" calcext:value-type="float">
            <text:p>0,9227</text:p>
          </table:table-cell>
          <table:table-cell table:style-name="Default" office:value-type="float" office:value="0.744" calcext:value-type="float">
            <text:p>0,744</text:p>
          </table:table-cell>
          <table:table-cell table:style-name="Default" office:value-type="float" office:value="0.004" calcext:value-type="float">
            <text:p>0,004</text:p>
          </table:table-cell>
          <table:table-cell table:style-name="Default" table:number-columns-repeated="2"/>
          <table:table-cell table:number-columns-repeated="10"/>
        </table:table-row>
        <table:table-row table:style-name="ro1" table:number-rows-repeated="3">
          <table:table-cell table:number-columns-repeated="2"/>
          <table:table-cell table:style-name="Default" table:number-columns-repeated="6"/>
          <table:table-cell table:number-columns-repeated="10"/>
        </table:table-row>
        <table:table-row table:style-name="ro1">
          <table:table-cell/>
          <table:table-cell office:value-type="string" calcext:value-type="string">
            <text:p>HP</text:p>
          </table:table-cell>
          <table:table-cell table:style-name="Default" table:number-columns-repeated="6"/>
          <table:table-cell table:number-columns-repeated="10"/>
        </table:table-row>
        <table:table-row table:style-name="ro1">
          <table:table-cell table:number-columns-repeated="2"/>
          <table:table-cell table:style-name="Default" office:value-type="string" calcext:value-type="string">
            <text:p>MSE</text:p>
          </table:table-cell>
          <table:table-cell table:style-name="Default" office:value-type="string" calcext:value-type="string">
            <text:p>R2</text:p>
          </table:table-cell>
          <table:table-cell table:style-name="Default" office:value-type="string" calcext:value-type="string">
            <text:p>train_time</text:p>
          </table:table-cell>
          <table:table-cell table:style-name="Default" office:value-type="string" calcext:value-type="string">
            <text:p>test_time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office:value-type="string" calcext:value-type="string">
            <text:p>LR</text:p>
          </table:table-cell>
          <table:table-cell table:style-name="Default" office:value-type="float" office:value="520.94" calcext:value-type="float">
            <text:p>520,94</text:p>
          </table:table-cell>
          <table:table-cell table:style-name="Default" office:value-type="float" office:value="0.346" calcext:value-type="float">
            <text:p>0,346</text:p>
          </table:table-cell>
          <table:table-cell table:style-name="Default" office:value-type="float" office:value="0.002" calcext:value-type="float">
            <text:p>0,0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office:value-type="string" calcext:value-type="string">
            <text:p>Ridge</text:p>
          </table:table-cell>
          <table:table-cell table:style-name="Default" office:value-type="float" office:value="521.13" calcext:value-type="float">
            <text:p>521,13</text:p>
          </table:table-cell>
          <table:table-cell table:style-name="Default" office:value-type="float" office:value="0.333" calcext:value-type="float">
            <text:p>0,333</text:p>
          </table:table-cell>
          <table:table-cell table:style-name="Default" office:value-type="float" office:value="0.001" calcext:value-type="float">
            <text:p>0,0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office:value-type="string" calcext:value-type="string">
            <text:p>Lasso</text:p>
          </table:table-cell>
          <table:table-cell table:style-name="Default" office:value-type="float" office:value="529.9" calcext:value-type="float">
            <text:p>529,9</text:p>
          </table:table-cell>
          <table:table-cell table:style-name="Default" office:value-type="float" office:value="0.344" calcext:value-type="float">
            <text:p>0,344</text:p>
          </table:table-cell>
          <table:table-cell table:style-name="Default" office:value-type="float" office:value="0.001" calcext:value-type="float">
            <text:p>0,0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office:value-type="string" calcext:value-type="string">
            <text:p>MLP</text:p>
          </table:table-cell>
          <table:table-cell table:style-name="Default" office:value-type="float" office:value="285.63" calcext:value-type="float">
            <text:p>285,63</text:p>
          </table:table-cell>
          <table:table-cell table:style-name="Default" office:value-type="float" office:value="0.641" calcext:value-type="float">
            <text:p>0,641</text:p>
          </table:table-cell>
          <table:table-cell table:style-name="Default" office:value-type="float" office:value="0.769" calcext:value-type="float">
            <text:p>0,769</text:p>
          </table:table-cell>
          <table:table-cell table:style-name="Default" office:value-type="float" office:value="0.003" calcext:value-type="float">
            <text:p>0,003</text:p>
          </table:table-cell>
          <table:table-cell table:style-name="Default" table:number-columns-repeated="2"/>
          <table:table-cell table:number-columns-repeated="10"/>
        </table:table-row>
        <table:table-row table:style-name="ro1" table:number-rows-repeated="3">
          <table:table-cell table:number-columns-repeated="2"/>
          <table:table-cell table:style-name="Default" table:number-columns-repeated="6"/>
          <table:table-cell table:number-columns-repeated="10"/>
        </table:table-row>
        <table:table-row table:style-name="ro1">
          <table:table-cell/>
          <table:table-cell office:value-type="string" calcext:value-type="string">
            <text:p>TOTAL REG</text:p>
          </table:table-cell>
          <table:table-cell table:style-name="Default" table:number-columns-repeated="6"/>
          <table:table-cell table:number-columns-repeated="10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10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Default" office:value-type="string" calcext:value-type="string">
            <text:p>LinR_MSE</text:p>
          </table:table-cell>
          <table:table-cell table:style-name="Default" office:value-type="string" calcext:value-type="string">
            <text:p>LinR_R2</text:p>
          </table:table-cell>
          <table:table-cell table:style-name="Default" office:value-type="string" calcext:value-type="string">
            <text:p>Lasso_MSE</text:p>
          </table:table-cell>
          <table:table-cell table:style-name="Default" office:value-type="string" calcext:value-type="string">
            <text:p>Lasso_R2</text:p>
          </table:table-cell>
          <table:table-cell table:style-name="Default" office:value-type="string" calcext:value-type="string">
            <text:p>Ridge_MSE</text:p>
          </table:table-cell>
          <table:table-cell table:style-name="Default" office:value-type="string" calcext:value-type="string">
            <text:p>Ridge_R2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 reduction</text:p>
          </table:table-cell>
          <table:table-cell office:value-type="float" office:value="0" calcext:value-type="float">
            <text:p>0,000</text:p>
          </table:table-cell>
          <table:table-cell office:value-type="float" office:value="1" calcext:value-type="float">
            <text:p>1,000</text:p>
          </table:table-cell>
          <table:table-cell office:value-type="float" office:value="2.87863315003928" calcext:value-type="float">
            <text:p>2,879</text:p>
          </table:table-cell>
          <table:table-cell office:value-type="float" office:value="0.999779581129923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 office:value-type="float" office:value="1" calcext:value-type="float">
            <text:p>1,000</text:p>
          </table:table-cell>
          <table:table-cell/>
          <table:table-cell>
            <draw:frame draw:z-index="2" draw:style-name="gr1" draw:text-style-name="P1" svg:width="16.823cm" svg:height="9.004cm" svg:x="1.102cm" svg:y="0.106cm">
              <draw:object draw:notify-on-update-of-ranges="Arkusz1.B14:Arkusz1.B17 Arkusz1.C14:Arkusz1.C17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7"/>
          <table:table-cell>
            <draw:frame draw:z-index="3" draw:style-name="gr1" draw:text-style-name="P1" svg:width="16.823cm" svg:height="9.004cm" svg:x="1.489cm" svg:y="0.079cm">
              <draw:object draw:notify-on-update-of-ranges="Arkusz1.B14:Arkusz1.B17 Arkusz1.D14:Arkusz1.D17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CA 1</text:p>
          </table:table-cell>
          <table:table-cell office:value-type="float" office:value="739.610761979576" calcext:value-type="float">
            <text:p>739,611</text:p>
          </table:table-cell>
          <table:table-cell office:value-type="float" office:value="0.943367508134753" calcext:value-type="float">
            <text:p>0,943</text:p>
          </table:table-cell>
          <table:table-cell office:value-type="float" office:value="740.022388059702" calcext:value-type="float">
            <text:p>740,022</text:p>
          </table:table-cell>
          <table:table-cell office:value-type="float" office:value="0.943335989649852" calcext:value-type="float">
            <text:p>0,943</text:p>
          </table:table-cell>
          <table:table-cell office:value-type="float" office:value="739.695600942655" calcext:value-type="float">
            <text:p>739,696</text:p>
          </table:table-cell>
          <table:table-cell office:value-type="float" office:value="0.943361011958476" calcext:value-type="float">
            <text:p>0,943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CA 2</text:p>
          </table:table-cell>
          <table:table-cell office:value-type="float" office:value="718.313040062844" calcext:value-type="float">
            <text:p>718,313</text:p>
          </table:table-cell>
          <table:table-cell office:value-type="float" office:value="0.94499828897949" calcext:value-type="float">
            <text:p>0,945</text:p>
          </table:table-cell>
          <table:table-cell office:value-type="float" office:value="720.461115475255" calcext:value-type="float">
            <text:p>720,461</text:p>
          </table:table-cell>
          <table:table-cell office:value-type="float" office:value="0.944833809405134" calcext:value-type="float">
            <text:p>0,945</text:p>
          </table:table-cell>
          <table:table-cell office:value-type="float" office:value="718.463079340141" calcext:value-type="float">
            <text:p>718,463</text:p>
          </table:table-cell>
          <table:table-cell office:value-type="float" office:value="0.944986800371444" calcext:value-type="float">
            <text:p>0,945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CA 3</text:p>
          </table:table-cell>
          <table:table-cell office:value-type="float" office:value="657.91241162608" calcext:value-type="float">
            <text:p>657,912</text:p>
          </table:table-cell>
          <table:table-cell office:value-type="float" office:value="0.949623205590283" calcext:value-type="float">
            <text:p>0,950</text:p>
          </table:table-cell>
          <table:table-cell office:value-type="float" office:value="660.814218381775" calcext:value-type="float">
            <text:p>660,814</text:p>
          </table:table-cell>
          <table:table-cell office:value-type="float" office:value="0.949401012301686" calcext:value-type="float">
            <text:p>0,949</text:p>
          </table:table-cell>
          <table:table-cell office:value-type="float" office:value="658.148860958366" calcext:value-type="float">
            <text:p>658,149</text:p>
          </table:table-cell>
          <table:table-cell office:value-type="float" office:value="0.949605100506399" calcext:value-type="float">
            <text:p>0,950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CA 4</text:p>
          </table:table-cell>
          <table:table-cell office:value-type="float" office:value="652.29379418696" calcext:value-type="float">
            <text:p>652,294</text:p>
          </table:table-cell>
          <table:table-cell office:value-type="float" office:value="0.950053426894207" calcext:value-type="float">
            <text:p>0,950</text:p>
          </table:table-cell>
          <table:table-cell office:value-type="float" office:value="656.937156323645" calcext:value-type="float">
            <text:p>656,937</text:p>
          </table:table-cell>
          <table:table-cell office:value-type="float" office:value="0.949697881542583" calcext:value-type="float">
            <text:p>0,950</text:p>
          </table:table-cell>
          <table:table-cell office:value-type="float" office:value="652.735271013354" calcext:value-type="float">
            <text:p>652,735</text:p>
          </table:table-cell>
          <table:table-cell office:value-type="float" office:value="0.950019622717653" calcext:value-type="float">
            <text:p>0,950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CA 5</text:p>
          </table:table-cell>
          <table:table-cell office:value-type="float" office:value="180.725451688924" calcext:value-type="float">
            <text:p>180,725</text:p>
          </table:table-cell>
          <table:table-cell office:value-type="float" office:value="0.9861617310094" calcext:value-type="float">
            <text:p>0,986</text:p>
          </table:table-cell>
          <table:table-cell office:value-type="float" office:value="186.97172034564" calcext:value-type="float">
            <text:p>186,972</text:p>
          </table:table-cell>
          <table:table-cell office:value-type="float" office:value="0.98568345003098" calcext:value-type="float">
            <text:p>0,986</text:p>
          </table:table-cell>
          <table:table-cell office:value-type="float" office:value="180.761194029851" calcext:value-type="float">
            <text:p>180,761</text:p>
          </table:table-cell>
          <table:table-cell office:value-type="float" office:value="0.986158994194394" calcext:value-type="float">
            <text:p>0,986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CA 6</text:p>
          </table:table-cell>
          <table:table-cell office:value-type="float" office:value="144.318931657502" calcext:value-type="float">
            <text:p>144,319</text:p>
          </table:table-cell>
          <table:table-cell office:value-type="float" office:value="0.988949402654419" calcext:value-type="float">
            <text:p>0,989</text:p>
          </table:table-cell>
          <table:table-cell office:value-type="float" office:value="153.034956794973" calcext:value-type="float">
            <text:p>153,035</text:p>
          </table:table-cell>
          <table:table-cell office:value-type="float" office:value="0.988282010766592" calcext:value-type="float">
            <text:p>0,988</text:p>
          </table:table-cell>
          <table:table-cell office:value-type="float" office:value="144.263943440691" calcext:value-type="float">
            <text:p>144,264</text:p>
          </table:table-cell>
          <table:table-cell office:value-type="float" office:value="0.988953613139043" calcext:value-type="float">
            <text:p>0,989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CA 7</text:p>
          </table:table-cell>
          <table:table-cell office:value-type="float" office:value="98.413982717989" calcext:value-type="float">
            <text:p>98,414</text:p>
          </table:table-cell>
          <table:table-cell office:value-type="float" office:value="0.99246437536849" calcext:value-type="float">
            <text:p>0,992</text:p>
          </table:table-cell>
          <table:table-cell office:value-type="float" office:value="107.074626865672" calcext:value-type="float">
            <text:p>107,075</text:p>
          </table:table-cell>
          <table:table-cell office:value-type="float" office:value="0.991801224040177" calcext:value-type="float">
            <text:p>0,992</text:p>
          </table:table-cell>
          <table:table-cell office:value-type="float" office:value="98.6013354281225" calcext:value-type="float">
            <text:p>98,601</text:p>
          </table:table-cell>
          <table:table-cell office:value-type="float" office:value="0.992450029645878" calcext:value-type="float">
            <text:p>0,992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CA 8</text:p>
          </table:table-cell>
          <table:table-cell office:value-type="float" office:value="0" calcext:value-type="float">
            <text:p>0,000</text:p>
          </table:table-cell>
          <table:table-cell office:value-type="float" office:value="1" calcext:value-type="float">
            <text:p>1,000</text:p>
          </table:table-cell>
          <table:table-cell office:value-type="float" office:value="8.49607227022781" calcext:value-type="float">
            <text:p>8,496</text:p>
          </table:table-cell>
          <table:table-cell office:value-type="float" office:value="0.999349450050669" calcext:value-type="float">
            <text:p>0,999</text:p>
          </table:table-cell>
          <table:table-cell office:value-type="float" office:value="0" calcext:value-type="float">
            <text:p>0,000</text:p>
          </table:table-cell>
          <table:table-cell office:value-type="float" office:value="1" calcext:value-type="float">
            <text:p>1,00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P 1</text:p>
          </table:table-cell>
          <table:table-cell office:value-type="float" office:value="3488.35467399843" calcext:value-type="float">
            <text:p>3488,355</text:p>
          </table:table-cell>
          <table:table-cell office:value-type="float" office:value="0.732894344087752" calcext:value-type="float">
            <text:p>0,733</text:p>
          </table:table-cell>
          <table:table-cell office:value-type="float" office:value="3486.35113904163" calcext:value-type="float">
            <text:p>3486,351</text:p>
          </table:table-cell>
          <table:table-cell office:value-type="float" office:value="0.733047756102524" calcext:value-type="float">
            <text:p>0,733</text:p>
          </table:table-cell>
          <table:table-cell office:value-type="float" office:value="3488.47682639434" calcext:value-type="float">
            <text:p>3488,477</text:p>
          </table:table-cell>
          <table:table-cell office:value-type="float" office:value="0.732884990796908" calcext:value-type="float">
            <text:p>0,733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P 2</text:p>
          </table:table-cell>
          <table:table-cell office:value-type="float" office:value="3263.9862529458" calcext:value-type="float">
            <text:p>3263,986</text:p>
          </table:table-cell>
          <table:table-cell office:value-type="float" office:value="0.750074384499917" calcext:value-type="float">
            <text:p>0,750</text:p>
          </table:table-cell>
          <table:table-cell office:value-type="float" office:value="3260.44108405342" calcext:value-type="float">
            <text:p>3260,441</text:p>
          </table:table-cell>
          <table:table-cell office:value-type="float" office:value="0.750345840458618" calcext:value-type="float">
            <text:p>0,750</text:p>
          </table:table-cell>
          <table:table-cell office:value-type="float" office:value="3264.19560094266" calcext:value-type="float">
            <text:p>3264,196</text:p>
          </table:table-cell>
          <table:table-cell office:value-type="float" office:value="0.750058354583455" calcext:value-type="float">
            <text:p>0,750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P 3</text:p>
          </table:table-cell>
          <table:table-cell office:value-type="float" office:value="2487.95561665357" calcext:value-type="float">
            <text:p>2487,956</text:p>
          </table:table-cell>
          <table:table-cell office:value-type="float" office:value="0.809495570556449" calcext:value-type="float">
            <text:p>0,809</text:p>
          </table:table-cell>
          <table:table-cell office:value-type="float" office:value="2503.99018067557" calcext:value-type="float">
            <text:p>2503,990</text:p>
          </table:table-cell>
          <table:table-cell office:value-type="float" office:value="0.808267793240029" calcext:value-type="float">
            <text:p>0,808</text:p>
          </table:table-cell>
          <table:table-cell office:value-type="float" office:value="2487.93401413983" calcext:value-type="float">
            <text:p>2487,934</text:p>
          </table:table-cell>
          <table:table-cell office:value-type="float" office:value="0.809497224675409" calcext:value-type="float">
            <text:p>0,809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P 4</text:p>
          </table:table-cell>
          <table:table-cell office:value-type="float" office:value="2441.83228593873" calcext:value-type="float">
            <text:p>2441,832</text:p>
          </table:table-cell>
          <table:table-cell office:value-type="float" office:value="0.813027264909456" calcext:value-type="float">
            <text:p>0,813</text:p>
          </table:table-cell>
          <table:table-cell office:value-type="float" office:value="2502.58130400628" calcext:value-type="float">
            <text:p>2502,581</text:p>
          </table:table-cell>
          <table:table-cell office:value-type="float" office:value="0.80837567187108" calcext:value-type="float">
            <text:p>0,808</text:p>
          </table:table-cell>
          <table:table-cell office:value-type="float" office:value="2443.41869599372" calcext:value-type="float">
            <text:p>2443,419</text:p>
          </table:table-cell>
          <table:table-cell office:value-type="float" office:value="0.812905792428048" calcext:value-type="float">
            <text:p>0,813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P 5</text:p>
          </table:table-cell>
          <table:table-cell office:value-type="float" office:value="1548.04202670856" calcext:value-type="float">
            <text:p>1548,042</text:p>
          </table:table-cell>
          <table:table-cell office:value-type="float" office:value="0.881465384238076" calcext:value-type="float">
            <text:p>0,881</text:p>
          </table:table-cell>
          <table:table-cell office:value-type="float" office:value="1667.2690494894" calcext:value-type="float">
            <text:p>1667,269</text:p>
          </table:table-cell>
          <table:table-cell office:value-type="float" office:value="0.872336091176302" calcext:value-type="float">
            <text:p>0,872</text:p>
          </table:table-cell>
          <table:table-cell office:value-type="float" office:value="1548.37077769049" calcext:value-type="float">
            <text:p>1548,371</text:p>
          </table:table-cell>
          <table:table-cell office:value-type="float" office:value="0.881440211555001" calcext:value-type="float">
            <text:p>0,881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P 6</text:p>
          </table:table-cell>
          <table:table-cell office:value-type="float" office:value="579.154752553024" calcext:value-type="float">
            <text:p>579,155</text:p>
          </table:table-cell>
          <table:table-cell office:value-type="float" office:value="0.955653732343089" calcext:value-type="float">
            <text:p>0,956</text:p>
          </table:table-cell>
          <table:table-cell office:value-type="float" office:value="645.989002356638" calcext:value-type="float">
            <text:p>645,989</text:p>
          </table:table-cell>
          <table:table-cell office:value-type="float" office:value="0.950536189031263" calcext:value-type="float">
            <text:p>0,951</text:p>
          </table:table-cell>
          <table:table-cell office:value-type="float" office:value="579.884917517675" calcext:value-type="float">
            <text:p>579,885</text:p>
          </table:table-cell>
          <table:table-cell office:value-type="float" office:value="0.955597823122257" calcext:value-type="float">
            <text:p>0,95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P 7</text:p>
          </table:table-cell>
          <table:table-cell office:value-type="float" office:value="523.446975648075" calcext:value-type="float">
            <text:p>523,447</text:p>
          </table:table-cell>
          <table:table-cell office:value-type="float" office:value="0.959919314166096" calcext:value-type="float">
            <text:p>0,960</text:p>
          </table:table-cell>
          <table:table-cell office:value-type="float" office:value="602.019638648861" calcext:value-type="float">
            <text:p>602,020</text:p>
          </table:table-cell>
          <table:table-cell office:value-type="float" office:value="0.953902952686562" calcext:value-type="float">
            <text:p>0,954</text:p>
          </table:table-cell>
          <table:table-cell office:value-type="float" office:value="524.38413197172" calcext:value-type="float">
            <text:p>524,384</text:p>
          </table:table-cell>
          <table:table-cell office:value-type="float" office:value="0.959847555478143" calcext:value-type="float">
            <text:p>0,960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P 8</text:p>
          </table:table-cell>
          <table:table-cell office:value-type="float" office:value="482.355852317361" calcext:value-type="float">
            <text:p>482,356</text:p>
          </table:table-cell>
          <table:table-cell office:value-type="float" office:value="0.963065689026208" calcext:value-type="float">
            <text:p>0,963</text:p>
          </table:table-cell>
          <table:table-cell office:value-type="float" office:value="579.634721131186" calcext:value-type="float">
            <text:p>579,635</text:p>
          </table:table-cell>
          <table:table-cell office:value-type="float" office:value="0.955616980827298" calcext:value-type="float">
            <text:p>0,956</text:p>
          </table:table-cell>
          <table:table-cell office:value-type="float" office:value="489.501963864886" calcext:value-type="float">
            <text:p>489,502</text:p>
          </table:table-cell>
          <table:table-cell office:value-type="float" office:value="0.962518506474401" calcext:value-type="float">
            <text:p>0,963</text:p>
          </table:table-cell>
          <table:table-cell table:number-columns-repeated="10"/>
        </table:table-row>
        <table:table-row table:style-name="ro1" table:number-rows-repeated="3">
          <table:table-cell table:number-columns-repeated="2"/>
          <table:table-cell table:style-name="Default" table:number-columns-repeated="6"/>
          <table:table-cell table:number-columns-repeated="10"/>
        </table:table-row>
        <table:table-row table:style-name="ro1">
          <table:table-cell/>
          <table:table-cell office:value-type="string" calcext:value-type="string">
            <text:p>HP REG</text:p>
          </table:table-cell>
          <table:table-cell table:style-name="Default" table:number-columns-repeated="6"/>
          <table:table-cell table:number-columns-repeated="10"/>
        </table:table-row>
        <table:table-row table:style-name="ro1">
          <table:table-cell table:number-columns-repeated="2"/>
          <table:table-cell table:style-name="Default" office:value-type="string" calcext:value-type="string">
            <text:p>LR</text:p>
          </table:table-cell>
          <table:table-cell table:style-name="Default" office:value-type="string" calcext:value-type="string">
            <text:p>Lasso</text:p>
          </table:table-cell>
          <table:table-cell table:style-name="Default" office:value-type="string" calcext:value-type="string">
            <text:p>Ridge</text:p>
          </table:table-cell>
          <table:table-cell table:style-name="Default" table:number-columns-repeated="3"/>
          <table:table-cell table:number-columns-repeated="9"/>
          <table:table-cell>
            <draw:frame draw:z-index="5" draw:style-name="gr1" draw:text-style-name="P1" svg:width="15.997cm" svg:height="9.005cm" svg:x="0.387cm" svg:y="0.4cm">
              <draw:object draw:notify-on-update-of-ranges="Arkusz1.A47:Arkusz1.A54 Arkusz1.C45:Arkusz1.C45 Arkusz1.C47:Arkusz1.C54 Arkusz1.A47:Arkusz1.A54 Arkusz1.D45:Arkusz1.D45 Arkusz1.E47:Arkusz1.E54 Arkusz1.A47:Arkusz1.A54 Arkusz1.E45:Arkusz1.E45 Arkusz1.G47:Arkusz1.G55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Default" office:value-type="string" calcext:value-type="string">
            <text:p>LinR_MSE</text:p>
          </table:table-cell>
          <table:table-cell table:style-name="Default" office:value-type="string" calcext:value-type="string">
            <text:p>LinR_R2</text:p>
          </table:table-cell>
          <table:table-cell table:style-name="Default" office:value-type="string" calcext:value-type="string">
            <text:p>Lasso_MSE</text:p>
          </table:table-cell>
          <table:table-cell table:style-name="Default" office:value-type="string" calcext:value-type="string">
            <text:p>Lasso_R2</text:p>
          </table:table-cell>
          <table:table-cell table:style-name="Default" office:value-type="string" calcext:value-type="string">
            <text:p>Ridge_MSE</text:p>
          </table:table-cell>
          <table:table-cell table:style-name="Default" office:value-type="string" calcext:value-type="string">
            <text:p>Ridge_R2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 reduction</text:p>
          </table:table-cell>
          <table:table-cell office:value-type="float" office:value="520.938334642577" calcext:value-type="float">
            <text:p>520,938</text:p>
          </table:table-cell>
          <table:table-cell office:value-type="float" office:value="0.344579088969257" calcext:value-type="float">
            <text:p>0,345</text:p>
          </table:table-cell>
          <table:table-cell office:value-type="float" office:value="529.903770620581" calcext:value-type="float">
            <text:p>529,904</text:p>
          </table:table-cell>
          <table:table-cell office:value-type="float" office:value="0.333299185330521" calcext:value-type="float">
            <text:p>0,333</text:p>
          </table:table-cell>
          <table:table-cell office:value-type="float" office:value="521.128436763551" calcext:value-type="float">
            <text:p>521,128</text:p>
          </table:table-cell>
          <table:table-cell office:value-type="float" office:value="0.3443399111299" calcext:value-type="float">
            <text:p>0,344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CA 1</text:p>
          </table:table-cell>
          <table:table-cell office:value-type="float" office:value="662.383739198743" calcext:value-type="float">
            <text:p>662,384</text:p>
          </table:table-cell>
          <table:table-cell office:value-type="float" office:value="0.166618916429983" calcext:value-type="float">
            <text:p>0,167</text:p>
          </table:table-cell>
          <table:table-cell office:value-type="float" office:value="664.965435978005" calcext:value-type="float">
            <text:p>664,965</text:p>
          </table:table-cell>
          <table:table-cell office:value-type="float" office:value="0.163370743004179" calcext:value-type="float">
            <text:p>0,163</text:p>
          </table:table-cell>
          <table:table-cell office:value-type="float" office:value="662.411233307148" calcext:value-type="float">
            <text:p>662,411</text:p>
          </table:table-cell>
          <table:table-cell office:value-type="float" office:value="0.166584324593713" calcext:value-type="float">
            <text:p>0,167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CA 2</text:p>
          </table:table-cell>
          <table:table-cell office:value-type="float" office:value="642.126472898665" calcext:value-type="float">
            <text:p>642,126</text:p>
          </table:table-cell>
          <table:table-cell office:value-type="float" office:value="0.192105687225032" calcext:value-type="float">
            <text:p>0,192</text:p>
          </table:table-cell>
          <table:table-cell office:value-type="float" office:value="648.488609583661" calcext:value-type="float">
            <text:p>648,489</text:p>
          </table:table-cell>
          <table:table-cell office:value-type="float" office:value="0.184101136312028" calcext:value-type="float">
            <text:p>0,184</text:p>
          </table:table-cell>
          <table:table-cell office:value-type="float" office:value="642.164179104478" calcext:value-type="float">
            <text:p>642,164</text:p>
          </table:table-cell>
          <table:table-cell office:value-type="float" office:value="0.192058246992433" calcext:value-type="float">
            <text:p>0,19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CA 3</text:p>
          </table:table-cell>
          <table:table-cell office:value-type="float" office:value="642.572270227808" calcext:value-type="float">
            <text:p>642,572</text:p>
          </table:table-cell>
          <table:table-cell office:value-type="float" office:value="0.19154480530836" calcext:value-type="float">
            <text:p>0,192</text:p>
          </table:table-cell>
          <table:table-cell office:value-type="float" office:value="648.488609583661" calcext:value-type="float">
            <text:p>648,489</text:p>
          </table:table-cell>
          <table:table-cell office:value-type="float" office:value="0.184101136312028" calcext:value-type="float">
            <text:p>0,184</text:p>
          </table:table-cell>
          <table:table-cell office:value-type="float" office:value="642.578161822467" calcext:value-type="float">
            <text:p>642,578</text:p>
          </table:table-cell>
          <table:table-cell office:value-type="float" office:value="0.191537392772016" calcext:value-type="float">
            <text:p>0,192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CA 4</text:p>
          </table:table-cell>
          <table:table-cell office:value-type="float" office:value="641.194029850746" calcext:value-type="float">
            <text:p>641,194</text:p>
          </table:table-cell>
          <table:table-cell office:value-type="float" office:value="0.193278844643693" calcext:value-type="float">
            <text:p>0,193</text:p>
          </table:table-cell>
          <table:table-cell office:value-type="float" office:value="648.488609583661" calcext:value-type="float">
            <text:p>648,489</text:p>
          </table:table-cell>
          <table:table-cell office:value-type="float" office:value="0.184101136312028" calcext:value-type="float">
            <text:p>0,184</text:p>
          </table:table-cell>
          <table:table-cell office:value-type="float" office:value="641.218774548311" calcext:value-type="float">
            <text:p>641,219</text:p>
          </table:table-cell>
          <table:table-cell office:value-type="float" office:value="0.19324771199105" calcext:value-type="float">
            <text:p>0,193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CA 5</text:p>
          </table:table-cell>
          <table:table-cell office:value-type="float" office:value="641.752945797329" calcext:value-type="float">
            <text:p>641,753</text:p>
          </table:table-cell>
          <table:table-cell office:value-type="float" office:value="0.192575642029222" calcext:value-type="float">
            <text:p>0,193</text:p>
          </table:table-cell>
          <table:table-cell office:value-type="float" office:value="648.488609583661" calcext:value-type="float">
            <text:p>648,489</text:p>
          </table:table-cell>
          <table:table-cell office:value-type="float" office:value="0.184101136312028" calcext:value-type="float">
            <text:p>0,184</text:p>
          </table:table-cell>
          <table:table-cell office:value-type="float" office:value="641.821288295365" calcext:value-type="float">
            <text:p>641,821</text:p>
          </table:table-cell>
          <table:table-cell office:value-type="float" office:value="0.192489656607635" calcext:value-type="float">
            <text:p>0,192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CA 6</text:p>
          </table:table-cell>
          <table:table-cell office:value-type="float" office:value="637.247446975648" calcext:value-type="float">
            <text:p>637,247</text:p>
          </table:table-cell>
          <table:table-cell office:value-type="float" office:value="0.198244255655785" calcext:value-type="float">
            <text:p>0,198</text:p>
          </table:table-cell>
          <table:table-cell office:value-type="float" office:value="644.157501963865" calcext:value-type="float">
            <text:p>644,158</text:p>
          </table:table-cell>
          <table:table-cell office:value-type="float" office:value="0.189550338862818" calcext:value-type="float">
            <text:p>0,190</text:p>
          </table:table-cell>
          <table:table-cell office:value-type="float" office:value="637.271798900236" calcext:value-type="float">
            <text:p>637,272</text:p>
          </table:table-cell>
          <table:table-cell office:value-type="float" office:value="0.198213617172232" calcext:value-type="float">
            <text:p>0,198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CA 7</text:p>
          </table:table-cell>
          <table:table-cell office:value-type="float" office:value="524.290259230165" calcext:value-type="float">
            <text:p>524,290</text:p>
          </table:table-cell>
          <table:table-cell office:value-type="float" office:value="0.340361849958788" calcext:value-type="float">
            <text:p>0,340</text:p>
          </table:table-cell>
          <table:table-cell office:value-type="float" office:value="530.897486252946" calcext:value-type="float">
            <text:p>530,897</text:p>
          </table:table-cell>
          <table:table-cell office:value-type="float" office:value="0.332048937533886" calcext:value-type="float">
            <text:p>0,332</text:p>
          </table:table-cell>
          <table:table-cell office:value-type="float" office:value="524.308719560094" calcext:value-type="float">
            <text:p>524,309</text:p>
          </table:table-cell>
          <table:table-cell office:value-type="float" office:value="0.340338624011577" calcext:value-type="float">
            <text:p>0,34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P 1</text:p>
          </table:table-cell>
          <table:table-cell office:value-type="float" office:value="703.586017282011" calcext:value-type="float">
            <text:p>703,586</text:p>
          </table:table-cell>
          <table:table-cell office:value-type="float" office:value="0.114780084764032" calcext:value-type="float">
            <text:p>0,115</text:p>
          </table:table-cell>
          <table:table-cell office:value-type="float" office:value="705.349567949725" calcext:value-type="float">
            <text:p>705,350</text:p>
          </table:table-cell>
          <table:table-cell office:value-type="float" office:value="0.112561265551821" calcext:value-type="float">
            <text:p>0,113</text:p>
          </table:table-cell>
          <table:table-cell office:value-type="float" office:value="703.630793401414" calcext:value-type="float">
            <text:p>703,631</text:p>
          </table:table-cell>
          <table:table-cell office:value-type="float" office:value="0.11472374948782" calcext:value-type="float">
            <text:p>0,115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P 2</text:p>
          </table:table-cell>
          <table:table-cell office:value-type="float" office:value="682.901413982718" calcext:value-type="float">
            <text:p>682,901</text:p>
          </table:table-cell>
          <table:table-cell office:value-type="float" office:value="0.140804511528543" calcext:value-type="float">
            <text:p>0,141</text:p>
          </table:table-cell>
          <table:table-cell office:value-type="float" office:value="685.196779261587" calcext:value-type="float">
            <text:p>685,197</text:p>
          </table:table-cell>
          <table:table-cell office:value-type="float" office:value="0.137916587369042" calcext:value-type="float">
            <text:p>0,138</text:p>
          </table:table-cell>
          <table:table-cell office:value-type="float" office:value="683.01688923802" calcext:value-type="float">
            <text:p>683,017</text:p>
          </table:table-cell>
          <table:table-cell office:value-type="float" office:value="0.140659225816207" calcext:value-type="float">
            <text:p>0,141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P 3</text:p>
          </table:table-cell>
          <table:table-cell office:value-type="float" office:value="629.29379418696" calcext:value-type="float">
            <text:p>629,294</text:p>
          </table:table-cell>
          <table:table-cell office:value-type="float" office:value="0.208251179719765" calcext:value-type="float">
            <text:p>0,208</text:p>
          </table:table-cell>
          <table:table-cell office:value-type="float" office:value="637.661822466614" calcext:value-type="float">
            <text:p>637,662</text:p>
          </table:table-cell>
          <table:table-cell office:value-type="float" office:value="0.197722907266279" calcext:value-type="float">
            <text:p>0,198</text:p>
          </table:table-cell>
          <table:table-cell office:value-type="float" office:value="629.457973291438" calcext:value-type="float">
            <text:p>629,458</text:p>
          </table:table-cell>
          <table:table-cell office:value-type="float" office:value="0.208044617040321" calcext:value-type="float">
            <text:p>0,208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P 4</text:p>
          </table:table-cell>
          <table:table-cell office:value-type="float" office:value="628.686959937156" calcext:value-type="float">
            <text:p>628,687</text:p>
          </table:table-cell>
          <table:table-cell office:value-type="float" office:value="0.209014670963165" calcext:value-type="float">
            <text:p>0,209</text:p>
          </table:table-cell>
          <table:table-cell office:value-type="float" office:value="637.745483110762" calcext:value-type="float">
            <text:p>637,745</text:p>
          </table:table-cell>
          <table:table-cell office:value-type="float" office:value="0.197617649250199" calcext:value-type="float">
            <text:p>0,198</text:p>
          </table:table-cell>
          <table:table-cell office:value-type="float" office:value="628.777690494894" calcext:value-type="float">
            <text:p>628,778</text:p>
          </table:table-cell>
          <table:table-cell office:value-type="float" office:value="0.208900517903472" calcext:value-type="float">
            <text:p>0,209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P 5</text:p>
          </table:table-cell>
          <table:table-cell office:value-type="float" office:value="623.551060487039" calcext:value-type="float">
            <text:p>623,551</text:p>
          </table:table-cell>
          <table:table-cell office:value-type="float" office:value="0.215476425978503" calcext:value-type="float">
            <text:p>0,215</text:p>
          </table:table-cell>
          <table:table-cell office:value-type="float" office:value="634.263157894737" calcext:value-type="float">
            <text:p>634,263</text:p>
          </table:table-cell>
          <table:table-cell office:value-type="float" office:value="0.201998952398408" calcext:value-type="float">
            <text:p>0,202</text:p>
          </table:table-cell>
          <table:table-cell office:value-type="float" office:value="623.390416339356" calcext:value-type="float">
            <text:p>623,390</text:p>
          </table:table-cell>
          <table:table-cell office:value-type="float" office:value="0.215678541136141" calcext:value-type="float">
            <text:p>0,216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P 6</text:p>
          </table:table-cell>
          <table:table-cell office:value-type="float" office:value="557.918695993716" calcext:value-type="float">
            <text:p>557,919</text:p>
          </table:table-cell>
          <table:table-cell office:value-type="float" office:value="0.298052080847193" calcext:value-type="float">
            <text:p>0,298</text:p>
          </table:table-cell>
          <table:table-cell office:value-type="float" office:value="571.17792615868" calcext:value-type="float">
            <text:p>571,178</text:p>
          </table:table-cell>
          <table:table-cell office:value-type="float" office:value="0.281369920721177" calcext:value-type="float">
            <text:p>0,281</text:p>
          </table:table-cell>
          <table:table-cell office:value-type="float" office:value="557.981932443048" calcext:value-type="float">
            <text:p>557,982</text:p>
          </table:table-cell>
          <table:table-cell office:value-type="float" office:value="0.29797251962377" calcext:value-type="float">
            <text:p>0,298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P 7</text:p>
          </table:table-cell>
          <table:table-cell office:value-type="float" office:value="531.299293008641" calcext:value-type="float">
            <text:p>531,299</text:p>
          </table:table-cell>
          <table:table-cell office:value-type="float" office:value="0.331543402555246" calcext:value-type="float">
            <text:p>0,332</text:p>
          </table:table-cell>
          <table:table-cell office:value-type="float" office:value="548.338570306363" calcext:value-type="float">
            <text:p>548,339</text:p>
          </table:table-cell>
          <table:table-cell office:value-type="float" office:value="0.31010535911112" calcext:value-type="float">
            <text:p>0,310</text:p>
          </table:table-cell>
          <table:table-cell office:value-type="float" office:value="531.19913589945" calcext:value-type="float">
            <text:p>531,199</text:p>
          </table:table-cell>
          <table:table-cell office:value-type="float" office:value="0.331669415673089" calcext:value-type="float">
            <text:p>0,332</text:p>
          </table:table-cell>
          <table:table-cell table:number-columns-repeated="10"/>
        </table:table-row>
        <table:table-row table:style-name="ro1" table:number-rows-repeated="3">
          <table:table-cell table:number-columns-repeated="2"/>
          <table:table-cell table:style-name="Default" table:number-columns-repeated="6"/>
          <table:table-cell table:number-columns-repeated="10"/>
        </table:table-row>
        <table:table-row table:style-name="ro1">
          <table:table-cell/>
          <table:table-cell office:value-type="string" calcext:value-type="string">
            <text:p>CLS</text:p>
          </table:table-cell>
          <table:table-cell table:style-name="Default" table:number-columns-repeated="6"/>
          <table:table-cell table:number-columns-repeated="10"/>
        </table:table-row>
        <table:table-row table:style-name="ro1">
          <table:table-cell table:number-columns-repeated="2"/>
          <table:table-cell table:style-name="Default" office:value-type="string" calcext:value-type="string">
            <text:p>RF</text:p>
          </table:table-cell>
          <table:table-cell table:style-name="Default" office:value-type="string" calcext:value-type="string">
            <text:p>SVM</text:p>
          </table:table-cell>
          <table:table-cell table:style-name="Default" office:value-type="string" calcext:value-type="string">
            <text:p>GNB</text:p>
          </table:table-cell>
          <table:table-cell table:style-name="Default" table:number-columns-repeated="3"/>
          <table:table-cell table:number-columns-repeated="10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Default" office:value-type="string" calcext:value-type="string">
            <text:p>RF_ACC</text:p>
          </table:table-cell>
          <table:table-cell table:style-name="Default" office:value-type="string" calcext:value-type="string">
            <text:p>RF_f1</text:p>
          </table:table-cell>
          <table:table-cell table:style-name="Default" office:value-type="string" calcext:value-type="string">
            <text:p>SVM_ACC</text:p>
          </table:table-cell>
          <table:table-cell table:style-name="Default" office:value-type="string" calcext:value-type="string">
            <text:p>SVM_f1</text:p>
          </table:table-cell>
          <table:table-cell table:style-name="Default" office:value-type="string" calcext:value-type="string">
            <text:p>GNB_ACC</text:p>
          </table:table-cell>
          <table:table-cell table:style-name="Default" office:value-type="string" calcext:value-type="string">
            <text:p>GNB_f1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 reduction</text:p>
          </table:table-cell>
          <table:table-cell office:value-type="float" office:value="98.586017282011" calcext:value-type="float">
            <text:p>98,586</text:p>
          </table:table-cell>
          <table:table-cell office:value-type="float" office:value="98.590009399973" calcext:value-type="float">
            <text:p>98,590</text:p>
          </table:table-cell>
          <table:table-cell office:value-type="float" office:value="99.0180675569521" calcext:value-type="float">
            <text:p>99,018</text:p>
          </table:table-cell>
          <table:table-cell office:value-type="float" office:value="99.0199712558795" calcext:value-type="float">
            <text:p>99,020</text:p>
          </table:table-cell>
          <table:table-cell office:value-type="float" office:value="99.2537313432836" calcext:value-type="float">
            <text:p>99,254</text:p>
          </table:table-cell>
          <table:table-cell office:value-type="float" office:value="99.2526722643093" calcext:value-type="float">
            <text:p>99,253</text:p>
          </table:table-cell>
          <table:table-cell/>
          <table:table-cell>
            <draw:frame draw:z-index="6" draw:style-name="gr1" draw:text-style-name="P1" svg:width="15.997cm" svg:height="9.005cm" svg:x="1.131cm" svg:y="0.346cm">
              <draw:object draw:notify-on-update-of-ranges="Arkusz1.A68:Arkusz1.A76 Arkusz1.C66:Arkusz1.C66 Arkusz1.C68:Arkusz1.C76 Arkusz1.A68:Arkusz1.A76 Arkusz1.D66:Arkusz1.D66 Arkusz1.E68:Arkusz1.E76 Arkusz1.A68:Arkusz1.A76 Arkusz1.E66:Arkusz1.E66 Arkusz1.G68:Arkusz1.G76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CA 1</text:p>
          </table:table-cell>
          <table:table-cell office:value-type="float" office:value="26.904948939513" calcext:value-type="float">
            <text:p>26,905</text:p>
          </table:table-cell>
          <table:table-cell office:value-type="float" office:value="26.8529462812236" calcext:value-type="float">
            <text:p>26,853</text:p>
          </table:table-cell>
          <table:table-cell office:value-type="float" office:value="30.675569520817" calcext:value-type="float">
            <text:p>30,676</text:p>
          </table:table-cell>
          <table:table-cell office:value-type="float" office:value="32.7787977624882" calcext:value-type="float">
            <text:p>32,779</text:p>
          </table:table-cell>
          <table:table-cell office:value-type="float" office:value="31.0290652003142" calcext:value-type="float">
            <text:p>31,029</text:p>
          </table:table-cell>
          <table:table-cell office:value-type="float" office:value="33.8961541821044" calcext:value-type="float">
            <text:p>33,896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CA 2</text:p>
          </table:table-cell>
          <table:table-cell office:value-type="float" office:value="70.0314218381775" calcext:value-type="float">
            <text:p>70,031</text:p>
          </table:table-cell>
          <table:table-cell office:value-type="float" office:value="70.1645015334857" calcext:value-type="float">
            <text:p>70,165</text:p>
          </table:table-cell>
          <table:table-cell office:value-type="float" office:value="57.5805184603299" calcext:value-type="float">
            <text:p>57,581</text:p>
          </table:table-cell>
          <table:table-cell office:value-type="float" office:value="57.9647279106138" calcext:value-type="float">
            <text:p>57,965</text:p>
          </table:table-cell>
          <table:table-cell office:value-type="float" office:value="73.9984289080911" calcext:value-type="float">
            <text:p>73,998</text:p>
          </table:table-cell>
          <table:table-cell office:value-type="float" office:value="74.2170065509609" calcext:value-type="float">
            <text:p>74,217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CA 3</text:p>
          </table:table-cell>
          <table:table-cell office:value-type="float" office:value="93.7941869599372" calcext:value-type="float">
            <text:p>93,794</text:p>
          </table:table-cell>
          <table:table-cell office:value-type="float" office:value="93.7672925665914" calcext:value-type="float">
            <text:p>93,767</text:p>
          </table:table-cell>
          <table:table-cell office:value-type="float" office:value="87.9418695993716" calcext:value-type="float">
            <text:p>87,942</text:p>
          </table:table-cell>
          <table:table-cell office:value-type="float" office:value="88.0186690656275" calcext:value-type="float">
            <text:p>88,019</text:p>
          </table:table-cell>
          <table:table-cell office:value-type="float" office:value="94.7761194029851" calcext:value-type="float">
            <text:p>94,776</text:p>
          </table:table-cell>
          <table:table-cell office:value-type="float" office:value="94.7572662736303" calcext:value-type="float">
            <text:p>94,757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CA 4</text:p>
          </table:table-cell>
          <table:table-cell office:value-type="float" office:value="96.8970934799686" calcext:value-type="float">
            <text:p>96,897</text:p>
          </table:table-cell>
          <table:table-cell office:value-type="float" office:value="96.8817013734179" calcext:value-type="float">
            <text:p>96,882</text:p>
          </table:table-cell>
          <table:table-cell office:value-type="float" office:value="92.0659858601728" calcext:value-type="float">
            <text:p>92,066</text:p>
          </table:table-cell>
          <table:table-cell office:value-type="float" office:value="92.1087062008798" calcext:value-type="float">
            <text:p>92,109</text:p>
          </table:table-cell>
          <table:table-cell office:value-type="float" office:value="97.2113118617439" calcext:value-type="float">
            <text:p>97,211</text:p>
          </table:table-cell>
          <table:table-cell office:value-type="float" office:value="97.2000347161038" calcext:value-type="float">
            <text:p>97,200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CA 5</text:p>
          </table:table-cell>
          <table:table-cell office:value-type="float" office:value="97.9968578161822" calcext:value-type="float">
            <text:p>97,997</text:p>
          </table:table-cell>
          <table:table-cell office:value-type="float" office:value="97.9901864194201" calcext:value-type="float">
            <text:p>97,990</text:p>
          </table:table-cell>
          <table:table-cell office:value-type="float" office:value="94.7368421052632" calcext:value-type="float">
            <text:p>94,737</text:p>
          </table:table-cell>
          <table:table-cell office:value-type="float" office:value="94.730315977637" calcext:value-type="float">
            <text:p>94,730</text:p>
          </table:table-cell>
          <table:table-cell office:value-type="float" office:value="97.8004713275727" calcext:value-type="float">
            <text:p>97,800</text:p>
          </table:table-cell>
          <table:table-cell office:value-type="float" office:value="97.7954416406318" calcext:value-type="float">
            <text:p>97,79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CA 6</text:p>
          </table:table-cell>
          <table:table-cell office:value-type="float" office:value="98.1539670070699" calcext:value-type="float">
            <text:p>98,154</text:p>
          </table:table-cell>
          <table:table-cell office:value-type="float" office:value="98.164432949276" calcext:value-type="float">
            <text:p>98,164</text:p>
          </table:table-cell>
          <table:table-cell office:value-type="float" office:value="96.229379418696" calcext:value-type="float">
            <text:p>96,229</text:p>
          </table:table-cell>
          <table:table-cell office:value-type="float" office:value="96.1920906981665" calcext:value-type="float">
            <text:p>96,192</text:p>
          </table:table-cell>
          <table:table-cell office:value-type="float" office:value="98.0754124116261" calcext:value-type="float">
            <text:p>98,075</text:p>
          </table:table-cell>
          <table:table-cell office:value-type="float" office:value="98.067867674635" calcext:value-type="float">
            <text:p>98,068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CA 7</text:p>
          </table:table-cell>
          <table:table-cell office:value-type="float" office:value="98.3110761979576" calcext:value-type="float">
            <text:p>98,311</text:p>
          </table:table-cell>
          <table:table-cell office:value-type="float" office:value="98.3275342579018" calcext:value-type="float">
            <text:p>98,328</text:p>
          </table:table-cell>
          <table:table-cell office:value-type="float" office:value="96.8578161822467" calcext:value-type="float">
            <text:p>96,858</text:p>
          </table:table-cell>
          <table:table-cell office:value-type="float" office:value="96.87966303764" calcext:value-type="float">
            <text:p>96,880</text:p>
          </table:table-cell>
          <table:table-cell office:value-type="float" office:value="98.6252945797329" calcext:value-type="float">
            <text:p>98,625</text:p>
          </table:table-cell>
          <table:table-cell office:value-type="float" office:value="98.6258420265381" calcext:value-type="float">
            <text:p>98,626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CA 8</text:p>
          </table:table-cell>
          <table:table-cell office:value-type="float" office:value="98.6252945797329" calcext:value-type="float">
            <text:p>98,625</text:p>
          </table:table-cell>
          <table:table-cell office:value-type="float" office:value="98.6379568415129" calcext:value-type="float">
            <text:p>98,638</text:p>
          </table:table-cell>
          <table:table-cell office:value-type="float" office:value="97.2113118617439" calcext:value-type="float">
            <text:p>97,211</text:p>
          </table:table-cell>
          <table:table-cell office:value-type="float" office:value="97.2088864727152" calcext:value-type="float">
            <text:p>97,209</text:p>
          </table:table-cell>
          <table:table-cell office:value-type="float" office:value="98.9787902592302" calcext:value-type="float">
            <text:p>98,979</text:p>
          </table:table-cell>
          <table:table-cell office:value-type="float" office:value="98.9794017737715" calcext:value-type="float">
            <text:p>98,979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P 1</text:p>
          </table:table-cell>
          <table:table-cell office:value-type="float" office:value="7.61979575805185" calcext:value-type="float">
            <text:p>7,620</text:p>
          </table:table-cell>
          <table:table-cell office:value-type="float" office:value="7.62513793367616" calcext:value-type="float">
            <text:p>7,625</text:p>
          </table:table-cell>
          <table:table-cell office:value-type="float" office:value="9.70149253731343" calcext:value-type="float">
            <text:p>9,701</text:p>
          </table:table-cell>
          <table:table-cell office:value-type="float" office:value="12.026997382223" calcext:value-type="float">
            <text:p>12,027</text:p>
          </table:table-cell>
          <table:table-cell office:value-type="float" office:value="9.8586017282011" calcext:value-type="float">
            <text:p>9,859</text:p>
          </table:table-cell>
          <table:table-cell office:value-type="float" office:value="13.32898723753" calcext:value-type="float">
            <text:p>13,329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P 2</text:p>
          </table:table-cell>
          <table:table-cell office:value-type="float" office:value="42.8515318146112" calcext:value-type="float">
            <text:p>42,852</text:p>
          </table:table-cell>
          <table:table-cell office:value-type="float" office:value="43.0044508094229" calcext:value-type="float">
            <text:p>43,004</text:p>
          </table:table-cell>
          <table:table-cell office:value-type="float" office:value="46.9756480754124" calcext:value-type="float">
            <text:p>46,976</text:p>
          </table:table-cell>
          <table:table-cell office:value-type="float" office:value="47.8634853059983" calcext:value-type="float">
            <text:p>47,863</text:p>
          </table:table-cell>
          <table:table-cell office:value-type="float" office:value="47.9968578161823" calcext:value-type="float">
            <text:p>47,997</text:p>
          </table:table-cell>
          <table:table-cell office:value-type="float" office:value="48.8043198284943" calcext:value-type="float">
            <text:p>48,804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P 3</text:p>
          </table:table-cell>
          <table:table-cell office:value-type="float" office:value="79.1830322073841" calcext:value-type="float">
            <text:p>79,183</text:p>
          </table:table-cell>
          <table:table-cell office:value-type="float" office:value="79.2208068812793" calcext:value-type="float">
            <text:p>79,221</text:p>
          </table:table-cell>
          <table:table-cell office:value-type="float" office:value="78.5545954438335" calcext:value-type="float">
            <text:p>78,555</text:p>
          </table:table-cell>
          <table:table-cell office:value-type="float" office:value="78.621670285771" calcext:value-type="float">
            <text:p>78,622</text:p>
          </table:table-cell>
          <table:table-cell office:value-type="float" office:value="78.0832678711705" calcext:value-type="float">
            <text:p>78,083</text:p>
          </table:table-cell>
          <table:table-cell office:value-type="float" office:value="78.0642099055633" calcext:value-type="float">
            <text:p>78,064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P 4</text:p>
          </table:table-cell>
          <table:table-cell office:value-type="float" office:value="83.4642576590731" calcext:value-type="float">
            <text:p>83,464</text:p>
          </table:table-cell>
          <table:table-cell office:value-type="float" office:value="83.5918995132669" calcext:value-type="float">
            <text:p>83,592</text:p>
          </table:table-cell>
          <table:table-cell office:value-type="float" office:value="83.7391987431265" calcext:value-type="float">
            <text:p>83,739</text:p>
          </table:table-cell>
          <table:table-cell office:value-type="float" office:value="83.8044001056348" calcext:value-type="float">
            <text:p>83,804</text:p>
          </table:table-cell>
          <table:table-cell office:value-type="float" office:value="84.446190102121" calcext:value-type="float">
            <text:p>84,446</text:p>
          </table:table-cell>
          <table:table-cell office:value-type="float" office:value="84.4782917902543" calcext:value-type="float">
            <text:p>84,478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P 5</text:p>
          </table:table-cell>
          <table:table-cell office:value-type="float" office:value="91.9088766692852" calcext:value-type="float">
            <text:p>91,909</text:p>
          </table:table-cell>
          <table:table-cell office:value-type="float" office:value="91.9442798101874" calcext:value-type="float">
            <text:p>91,944</text:p>
          </table:table-cell>
          <table:table-cell office:value-type="float" office:value="92.4980361351139" calcext:value-type="float">
            <text:p>92,498</text:p>
          </table:table-cell>
          <table:table-cell office:value-type="float" office:value="92.5466779689724" calcext:value-type="float">
            <text:p>92,547</text:p>
          </table:table-cell>
          <table:table-cell office:value-type="float" office:value="93.7941869599372" calcext:value-type="float">
            <text:p>93,794</text:p>
          </table:table-cell>
          <table:table-cell office:value-type="float" office:value="93.7985557882104" calcext:value-type="float">
            <text:p>93,799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P 6</text:p>
          </table:table-cell>
          <table:table-cell office:value-type="float" office:value="97.0934799685782" calcext:value-type="float">
            <text:p>97,093</text:p>
          </table:table-cell>
          <table:table-cell office:value-type="float" office:value="97.1028548944072" calcext:value-type="float">
            <text:p>97,103</text:p>
          </table:table-cell>
          <table:table-cell office:value-type="float" office:value="97.1327572663001" calcext:value-type="float">
            <text:p>97,133</text:p>
          </table:table-cell>
          <table:table-cell office:value-type="float" office:value="97.1502053457239" calcext:value-type="float">
            <text:p>97,150</text:p>
          </table:table-cell>
          <table:table-cell office:value-type="float" office:value="97.2898664571877" calcext:value-type="float">
            <text:p>97,290</text:p>
          </table:table-cell>
          <table:table-cell office:value-type="float" office:value="97.3010332255479" calcext:value-type="float">
            <text:p>97,301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P 7</text:p>
          </table:table-cell>
          <table:table-cell office:value-type="float" office:value="97.1327572663001" calcext:value-type="float">
            <text:p>97,133</text:p>
          </table:table-cell>
          <table:table-cell office:value-type="float" office:value="97.1466842522045" calcext:value-type="float">
            <text:p>97,147</text:p>
          </table:table-cell>
          <table:table-cell office:value-type="float" office:value="97.5255302435192" calcext:value-type="float">
            <text:p>97,526</text:p>
          </table:table-cell>
          <table:table-cell office:value-type="float" office:value="97.5434398332514" calcext:value-type="float">
            <text:p>97,543</text:p>
          </table:table-cell>
          <table:table-cell office:value-type="float" office:value="97.7611940298508" calcext:value-type="float">
            <text:p>97,761</text:p>
          </table:table-cell>
          <table:table-cell office:value-type="float" office:value="97.7769860728003" calcext:value-type="float">
            <text:p>97,777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P 8</text:p>
          </table:table-cell>
          <table:table-cell office:value-type="float" office:value="97.643362136685" calcext:value-type="float">
            <text:p>97,643</text:p>
          </table:table-cell>
          <table:table-cell office:value-type="float" office:value="97.6532519504964" calcext:value-type="float">
            <text:p>97,653</text:p>
          </table:table-cell>
          <table:table-cell office:value-type="float" office:value="97.8397486252946" calcext:value-type="float">
            <text:p>97,840</text:p>
          </table:table-cell>
          <table:table-cell office:value-type="float" office:value="97.8581356835057" calcext:value-type="float">
            <text:p>97,858</text:p>
          </table:table-cell>
          <table:table-cell office:value-type="float" office:value="98.1932443047918" calcext:value-type="float">
            <text:p>98,193</text:p>
          </table:table-cell>
          <table:table-cell office:value-type="float" office:value="98.2042385090982" calcext:value-type="float">
            <text:p>98,204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4T13:19:55.512742096</meta:creation-date>
    <dc:date>2025-01-08T19:49:49.819177016</dc:date>
    <meta:editing-duration>PT3H42M33S</meta:editing-duration>
    <meta:editing-cycles>5</meta:editing-cycles>
    <meta:generator>LibreOffice/7.4.7.2$Linux_X86_64 LibreOffice_project/40$Build-2</meta:generator>
    <meta:document-statistic meta:table-count="1" meta:cell-count="472" meta:object-count="7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3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824cm" svg:height="9.005cm" xlink:href=".." xlink:type="simple" chart:class="chart:bar" chart:style-name="ch1">
        <chart:title svg:x="2.601cm" svg:y="0.316cm" chart:style-name="ch2">
          <text:p>Błąd średniokwadratowy (MSE) dla regresji wartości Total</text:p>
        </chart:title>
        <chart:plot-area chart:style-name="ch3" table:cell-range-address="Arkusz1.B5:Arkusz1.C8" chart:data-source-has-labels="column" svg:x="0.336cm" svg:y="1.275cm" svg:width="16.152cm" svg:height="7.55cm">
          <chart:coordinate-region svg:x="1.513cm" svg:y="1.275cm" svg:width="14.975cm" svg:height="6.903cm"/>
          <chart:axis chart:dimension="x" chart:name="primary-x" chart:style-name="ch4" chartooo:axis-type="auto">
            <chartooo:date-scale/>
            <chart:categories table:cell-range-address="Arkusz1.B5:Arkusz1.B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1.C5:Arkusz1.C8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LR</text:p>
                <draw:g>
                  <svg:desc>Arkusz1.B5:Arkusz1.B8</svg:desc>
                </draw:g>
              </table:table-cell>
              <table:table-cell office:value-type="float" office:value="0">
                <text:p>0</text:p>
                <draw:g>
                  <svg:desc>Arkusz1.C5:Arkusz1.C8</svg:desc>
                </draw:g>
              </table:table-cell>
            </table:table-row>
            <table:table-row>
              <table:table-cell office:value-type="string">
                <text:p>Ridg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asso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MLP</text:p>
              </table:table-cell>
              <table:table-cell office:value-type="float" office:value="1009.8">
                <text:p>1009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421cm" svg:height="9.006cm" xlink:href=".." xlink:type="simple" chart:class="chart:bar" chart:style-name="ch1">
        <chart:title svg:x="5.184cm" svg:y="0.316cm" chart:style-name="ch2">
          <text:p>Wskaźnik R2 dla regresji wartości Total</text:p>
        </chart:title>
        <chart:plot-area chart:style-name="ch3" table:cell-range-address="Arkusz1.B5:Arkusz1.B8 Arkusz1.D5:Arkusz1.D8" chart:data-source-has-labels="column" svg:x="0.368cm" svg:y="1.275cm" svg:width="17.685cm" svg:height="7.551cm">
          <chart:coordinate-region svg:x="1.545cm" svg:y="1.275cm" svg:width="16.414cm" svg:height="6.904cm"/>
          <chart:axis chart:dimension="x" chart:name="primary-x" chart:style-name="ch4" chartooo:axis-type="auto">
            <chartooo:date-scale/>
            <chart:categories table:cell-range-address="Arkusz1.B5:Arkusz1.B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1.D5:Arkusz1.D8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LR</text:p>
                <draw:g>
                  <svg:desc>Arkusz1.B5:Arkusz1.B8</svg:desc>
                </draw:g>
              </table:table-cell>
              <table:table-cell office:value-type="float" office:value="1">
                <text:p>1</text:p>
                <draw:g>
                  <svg:desc>Arkusz1.D5:Arkusz1.D8</svg:desc>
                </draw:g>
              </table:table-cell>
            </table:table-row>
            <table:table-row>
              <table:table-cell office:value-type="string">
                <text:p>Ridge</text:p>
              </table:table-cell>
              <table:table-cell office:value-type="float" office:value="0.9999">
                <text:p>0.9999</text:p>
              </table:table-cell>
            </table:table-row>
            <table:table-row>
              <table:table-cell office:value-type="string">
                <text:p>Lasso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LP</text:p>
              </table:table-cell>
              <table:table-cell office:value-type="float" office:value="0.9227">
                <text:p>0.92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824cm" svg:height="9.005cm" xlink:href=".." xlink:type="simple" chart:class="chart:bar" chart:style-name="ch1">
        <chart:title svg:x="2.786cm" svg:y="0.316cm" chart:style-name="ch2">
          <text:p>Błąd średniokwadratowy (MSE) dla regresji wartości HP</text:p>
        </chart:title>
        <chart:plot-area chart:style-name="ch3" table:cell-range-address="Arkusz1.B14:Arkusz1.C17" chart:data-source-has-labels="column" svg:x="0.336cm" svg:y="1.275cm" svg:width="16.152cm" svg:height="7.55cm">
          <chart:coordinate-region svg:x="1.513cm" svg:y="1.275cm" svg:width="14.695cm" svg:height="6.903cm"/>
          <chart:axis chart:dimension="x" chart:name="primary-x" chart:style-name="ch4" chartooo:axis-type="auto">
            <chartooo:date-scale/>
            <chart:categories table:cell-range-address="Arkusz1.B14:Arkusz1.B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1.C14:Arkusz1.C17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LR</text:p>
                <draw:g>
                  <svg:desc>Arkusz1.B14:Arkusz1.B17</svg:desc>
                </draw:g>
              </table:table-cell>
              <table:table-cell office:value-type="float" office:value="520.94">
                <text:p>520.94</text:p>
                <draw:g>
                  <svg:desc>Arkusz1.C14:Arkusz1.C17</svg:desc>
                </draw:g>
              </table:table-cell>
            </table:table-row>
            <table:table-row>
              <table:table-cell office:value-type="string">
                <text:p>Ridge</text:p>
              </table:table-cell>
              <table:table-cell office:value-type="float" office:value="521.13">
                <text:p>521.13</text:p>
              </table:table-cell>
            </table:table-row>
            <table:table-row>
              <table:table-cell office:value-type="string">
                <text:p>Lasso</text:p>
              </table:table-cell>
              <table:table-cell office:value-type="float" office:value="529.9">
                <text:p>529.9</text:p>
              </table:table-cell>
            </table:table-row>
            <table:table-row>
              <table:table-cell office:value-type="string">
                <text:p>MLP</text:p>
              </table:table-cell>
              <table:table-cell office:value-type="float" office:value="285.63">
                <text:p>285.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824cm" svg:height="9.005cm" xlink:href=".." xlink:type="simple" chart:class="chart:bar" chart:style-name="ch1">
        <chart:title svg:x="4.572cm" svg:y="0.316cm" chart:style-name="ch2">
          <text:p>Wskażnik R2 dla regresji wartości HP</text:p>
        </chart:title>
        <chart:plot-area chart:style-name="ch3" table:cell-range-address="Arkusz1.B14:Arkusz1.B17 Arkusz1.D14:Arkusz1.D17" chart:data-source-has-labels="column" svg:x="0.336cm" svg:y="1.275cm" svg:width="16.152cm" svg:height="7.55cm">
          <chart:coordinate-region svg:x="1.513cm" svg:y="1.275cm" svg:width="14.735cm" svg:height="6.903cm"/>
          <chart:axis chart:dimension="x" chart:name="primary-x" chart:style-name="ch4" chartooo:axis-type="auto">
            <chartooo:date-scale/>
            <chart:categories table:cell-range-address="Arkusz1.B14:Arkusz1.B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1.D14:Arkusz1.D17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LR</text:p>
                <draw:g>
                  <svg:desc>Arkusz1.B14:Arkusz1.B17</svg:desc>
                </draw:g>
              </table:table-cell>
              <table:table-cell office:value-type="float" office:value="0.346">
                <text:p>0.346</text:p>
                <draw:g>
                  <svg:desc>Arkusz1.D14:Arkusz1.D17</svg:desc>
                </draw:g>
              </table:table-cell>
            </table:table-row>
            <table:table-row>
              <table:table-cell office:value-type="string">
                <text:p>Ridge</text:p>
              </table:table-cell>
              <table:table-cell office:value-type="float" office:value="0.333">
                <text:p>0.333</text:p>
              </table:table-cell>
            </table:table-row>
            <table:table-row>
              <table:table-cell office:value-type="string">
                <text:p>Lasso</text:p>
              </table:table-cell>
              <table:table-cell office:value-type="float" office:value="0.344">
                <text:p>0.344</text:p>
              </table:table-cell>
            </table:table-row>
            <table:table-row>
              <table:table-cell office:value-type="string">
                <text:p>MLP</text:p>
              </table:table-cell>
              <table:table-cell office:value-type="float" office:value="0.641">
                <text:p>0.64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minimum="1" chart:maximum="9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7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2.082cm" svg:y="0.315cm" chart:style-name="ch2">
          <text:p>Zależność MSE dla regresji wartości Total w zależności od liczby wymiarów (PCA)</text:p>
        </chart:title>
        <chart:legend chart:legend-position="end" svg:x="13.728cm" svg:y="3.706cm" style:legend-expansion="high" chart:style-name="ch3"/>
        <chart:plot-area chart:style-name="ch4" table:cell-range-address="Arkusz1.A24:Arkusz1.A32 Arkusz1.C45:Arkusz1.E45 Arkusz1.C24:Arkusz1.C32 Arkusz1.E24:Arkusz1.E32 Arkusz1.G24:Arkusz1.G32" chart:data-source-has-labels="row" svg:x="1.33cm" svg:y="1.778cm" svg:width="12.079cm" svg:height="6.067cm">
          <chart:coordinate-region svg:x="2.798cm" svg:y="1.977cm" svg:width="10.517cm" svg:height="5.221cm"/>
          <chart:axis chart:dimension="x" chart:name="primary-x" chart:style-name="ch5">
            <chart:title svg:x="6.068cm" svg:y="8.025cm" chart:style-name="ch6">
              <text:p>Liczba wymiarów</text:p>
            </chart:title>
          </chart:axis>
          <chart:axis chart:dimension="y" chart:name="primary-y" chart:style-name="ch7">
            <chart:title svg:x="0.451cm" svg:y="5.212cm" chart:style-name="ch8">
              <text:p>MSE</text:p>
            </chart:title>
            <chart:grid chart:style-name="ch9" chart:class="major"/>
          </chart:axis>
          <chart:series chart:style-name="ch10" chart:values-cell-range-address="Arkusz1.C24:Arkusz1.C32" chart:label-cell-address="Arkusz1.C45:Arkusz1.C45" chart:class="chart:scatter">
            <chart:domain table:cell-range-address="Arkusz1.A24:Arkusz1.A32"/>
            <chart:data-point chart:repeated="9"/>
          </chart:series>
          <chart:series chart:style-name="ch11" chart:values-cell-range-address="Arkusz1.E24:Arkusz1.E32" chart:label-cell-address="Arkusz1.D45:Arkusz1.D45" chart:class="chart:scatter">
            <chart:domain table:cell-range-address="Arkusz1.A47:Arkusz1.A54"/>
            <chart:data-point chart:repeated="9"/>
          </chart:series>
          <chart:series chart:style-name="ch12" chart:values-cell-range-address="Arkusz1.G24:Arkusz1.G32" chart:label-cell-address="Arkusz1.E45:Arkusz1.E45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LR</text:p>
                <draw:g>
                  <svg:desc>Arkusz1.C45:Arkusz1.C45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>Lasso</text:p>
                <draw:g>
                  <svg:desc>Arkusz1.D45:Arkusz1.D45</svg:desc>
                </draw:g>
              </table:table-cell>
              <table:table-cell office:value-type="string">
                <text:p>Ridge</text:p>
                <draw:g>
                  <svg:desc>Arkusz1.E45:Arkusz1.E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Arkusz1.A24:Arkusz1.A32</svg:desc>
                </draw:g>
              </table:table-cell>
              <table:table-cell office:value-type="float" office:value="0">
                <text:p>0</text:p>
                <draw:g>
                  <svg:desc>Arkusz1.C24:Arkusz1.C32</svg:desc>
                </draw:g>
              </table:table-cell>
              <table:table-cell office:value-type="float" office:value="8">
                <text:p>8</text:p>
                <draw:g>
                  <svg:desc>Arkusz1.A47:Arkusz1.A54</svg:desc>
                </draw:g>
              </table:table-cell>
              <table:table-cell office:value-type="float" office:value="2.87863315003928">
                <text:p>2.87863315003928</text:p>
                <draw:g>
                  <svg:desc>Arkusz1.E24:Arkusz1.E32</svg:desc>
                </draw:g>
              </table:table-cell>
              <table:table-cell office:value-type="float" office:value="0">
                <text:p>0</text:p>
                <draw:g>
                  <svg:desc>Arkusz1.G24:Arkusz1.G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39.610761979576">
                <text:p>739.610761979576</text:p>
              </table:table-cell>
              <table:table-cell office:value-type="float" office:value="1">
                <text:p>1</text:p>
              </table:table-cell>
              <table:table-cell office:value-type="float" office:value="740.022388059702">
                <text:p>740.022388059702</text:p>
              </table:table-cell>
              <table:table-cell office:value-type="float" office:value="739.695600942655">
                <text:p>739.6956009426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18.313040062844">
                <text:p>718.313040062844</text:p>
              </table:table-cell>
              <table:table-cell office:value-type="float" office:value="2">
                <text:p>2</text:p>
              </table:table-cell>
              <table:table-cell office:value-type="float" office:value="720.461115475255">
                <text:p>720.461115475255</text:p>
              </table:table-cell>
              <table:table-cell office:value-type="float" office:value="718.463079340141">
                <text:p>718.4630793401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57.91241162608">
                <text:p>657.91241162608</text:p>
              </table:table-cell>
              <table:table-cell office:value-type="float" office:value="3">
                <text:p>3</text:p>
              </table:table-cell>
              <table:table-cell office:value-type="float" office:value="660.814218381775">
                <text:p>660.814218381775</text:p>
              </table:table-cell>
              <table:table-cell office:value-type="float" office:value="658.148860958366">
                <text:p>658.1488609583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52.29379418696">
                <text:p>652.29379418696</text:p>
              </table:table-cell>
              <table:table-cell office:value-type="float" office:value="4">
                <text:p>4</text:p>
              </table:table-cell>
              <table:table-cell office:value-type="float" office:value="656.937156323645">
                <text:p>656.937156323645</text:p>
              </table:table-cell>
              <table:table-cell office:value-type="float" office:value="652.735271013354">
                <text:p>652.7352710133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80.725451688924">
                <text:p>180.725451688924</text:p>
              </table:table-cell>
              <table:table-cell office:value-type="float" office:value="5">
                <text:p>5</text:p>
              </table:table-cell>
              <table:table-cell office:value-type="float" office:value="186.97172034564">
                <text:p>186.97172034564</text:p>
              </table:table-cell>
              <table:table-cell office:value-type="float" office:value="180.761194029851">
                <text:p>180.7611940298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44.318931657502">
                <text:p>144.318931657502</text:p>
              </table:table-cell>
              <table:table-cell office:value-type="float" office:value="6">
                <text:p>6</text:p>
              </table:table-cell>
              <table:table-cell office:value-type="float" office:value="153.034956794973">
                <text:p>153.034956794973</text:p>
              </table:table-cell>
              <table:table-cell office:value-type="float" office:value="144.263943440691">
                <text:p>144.2639434406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8.413982717989">
                <text:p>98.413982717989</text:p>
              </table:table-cell>
              <table:table-cell office:value-type="float" office:value="7">
                <text:p>7</text:p>
              </table:table-cell>
              <table:table-cell office:value-type="float" office:value="107.074626865672">
                <text:p>107.074626865672</text:p>
              </table:table-cell>
              <table:table-cell office:value-type="float" office:value="98.6013354281225">
                <text:p>98.60133542812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.49607227022781">
                <text:p>8.4960722702278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minimum="1" chart:maximum="8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7">
      <style:chart-properties chart:display-label="true" chart:logarithmic="false" chart:minimum="500" chart:maximum="8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1.619cm" svg:y="0.315cm" chart:style-name="ch2">
          <text:p>Zależność MSE dla regresji wartości HP w zależności od liczby wymiarów (PCA)</text:p>
        </chart:title>
        <chart:legend chart:legend-position="end" svg:x="13.728cm" svg:y="3.706cm" style:legend-expansion="high" chart:style-name="ch3"/>
        <chart:plot-area chart:style-name="ch4" table:cell-range-address="Arkusz1.A47:Arkusz1.A54 Arkusz1.C45:Arkusz1.E45 Arkusz1.C47:Arkusz1.C54 Arkusz1.E47:Arkusz1.E54 Arkusz1.G47:Arkusz1.G55" chart:data-source-has-labels="row" svg:x="1.33cm" svg:y="1.778cm" svg:width="12.079cm" svg:height="6.067cm">
          <chart:coordinate-region svg:x="2.798cm" svg:y="1.977cm" svg:width="10.517cm" svg:height="5.221cm"/>
          <chart:axis chart:dimension="x" chart:name="primary-x" chart:style-name="ch5">
            <chart:title svg:x="6.068cm" svg:y="8.025cm" chart:style-name="ch6">
              <text:p>Liczba wymiarów</text:p>
            </chart:title>
          </chart:axis>
          <chart:axis chart:dimension="y" chart:name="primary-y" chart:style-name="ch7">
            <chart:title svg:x="0.451cm" svg:y="5.212cm" chart:style-name="ch8">
              <text:p>MSE</text:p>
            </chart:title>
            <chart:grid chart:style-name="ch9" chart:class="major"/>
          </chart:axis>
          <chart:series chart:style-name="ch10" chart:values-cell-range-address="Arkusz1.C47:Arkusz1.C54" chart:label-cell-address="Arkusz1.C45:Arkusz1.C45" chart:class="chart:scatter">
            <chart:domain table:cell-range-address="Arkusz1.A47:Arkusz1.A54"/>
            <chart:data-point chart:repeated="8"/>
          </chart:series>
          <chart:series chart:style-name="ch11" chart:values-cell-range-address="Arkusz1.E47:Arkusz1.E54" chart:label-cell-address="Arkusz1.D45:Arkusz1.D45" chart:class="chart:scatter">
            <chart:data-point chart:repeated="8"/>
          </chart:series>
          <chart:series chart:style-name="ch12" chart:values-cell-range-address="Arkusz1.G47:Arkusz1.G55" chart:label-cell-address="Arkusz1.E45:Arkusz1.E45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LR</text:p>
                <draw:g>
                  <svg:desc>Arkusz1.C45:Arkusz1.C45</svg:desc>
                </draw:g>
              </table:table-cell>
              <table:table-cell office:value-type="string">
                <text:p>Lasso</text:p>
                <draw:g>
                  <svg:desc>Arkusz1.D45:Arkusz1.D45</svg:desc>
                </draw:g>
              </table:table-cell>
              <table:table-cell office:value-type="string">
                <text:p>Ridge</text:p>
                <draw:g>
                  <svg:desc>Arkusz1.E45:Arkusz1.E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Arkusz1.A47:Arkusz1.A54</svg:desc>
                </draw:g>
              </table:table-cell>
              <table:table-cell office:value-type="float" office:value="520.938334642577">
                <text:p>520.938334642577</text:p>
                <draw:g>
                  <svg:desc>Arkusz1.C47:Arkusz1.C54</svg:desc>
                </draw:g>
              </table:table-cell>
              <table:table-cell office:value-type="float" office:value="529.903770620581">
                <text:p>529.903770620581</text:p>
                <draw:g>
                  <svg:desc>Arkusz1.E47:Arkusz1.E54</svg:desc>
                </draw:g>
              </table:table-cell>
              <table:table-cell office:value-type="float" office:value="521.128436763551">
                <text:p>521.128436763551</text:p>
                <draw:g>
                  <svg:desc>Arkusz1.G47:Arkusz1.G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62.383739198743">
                <text:p>662.383739198743</text:p>
              </table:table-cell>
              <table:table-cell office:value-type="float" office:value="664.965435978005">
                <text:p>664.965435978005</text:p>
              </table:table-cell>
              <table:table-cell office:value-type="float" office:value="662.411233307148">
                <text:p>662.4112333071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42.126472898665">
                <text:p>642.126472898665</text:p>
              </table:table-cell>
              <table:table-cell office:value-type="float" office:value="648.488609583661">
                <text:p>648.488609583661</text:p>
              </table:table-cell>
              <table:table-cell office:value-type="float" office:value="642.164179104478">
                <text:p>642.1641791044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42.572270227808">
                <text:p>642.572270227808</text:p>
              </table:table-cell>
              <table:table-cell office:value-type="float" office:value="648.488609583661">
                <text:p>648.488609583661</text:p>
              </table:table-cell>
              <table:table-cell office:value-type="float" office:value="642.578161822467">
                <text:p>642.5781618224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41.194029850746">
                <text:p>641.194029850746</text:p>
              </table:table-cell>
              <table:table-cell office:value-type="float" office:value="648.488609583661">
                <text:p>648.488609583661</text:p>
              </table:table-cell>
              <table:table-cell office:value-type="float" office:value="641.218774548311">
                <text:p>641.2187745483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41.752945797329">
                <text:p>641.752945797329</text:p>
              </table:table-cell>
              <table:table-cell office:value-type="float" office:value="648.488609583661">
                <text:p>648.488609583661</text:p>
              </table:table-cell>
              <table:table-cell office:value-type="float" office:value="641.821288295365">
                <text:p>641.8212882953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37.247446975648">
                <text:p>637.247446975648</text:p>
              </table:table-cell>
              <table:table-cell office:value-type="float" office:value="644.157501963865">
                <text:p>644.157501963865</text:p>
              </table:table-cell>
              <table:table-cell office:value-type="float" office:value="637.271798900236">
                <text:p>637.2717989002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24.290259230165">
                <text:p>524.290259230165</text:p>
              </table:table-cell>
              <table:table-cell office:value-type="float" office:value="530.897486252946">
                <text:p>530.897486252946</text:p>
              </table:table-cell>
              <table:table-cell office:value-type="float" office:value="524.308719560094">
                <text:p>524.3087195600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3.630793401414">
                <text:p>703.63079340141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minimum="1" chart:maximum="9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7">
      <style:chart-properties chart:display-label="true" chart:logarithmic="false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2.624cm" svg:y="0.315cm" chart:style-name="ch2">
          <text:p>Skuteczność klasyfikacji według nazwy Pokemon'a w zależności od liczby wymiarów (PCA)</text:p>
        </chart:title>
        <chart:legend chart:legend-position="end" svg:x="13.887cm" svg:y="3.706cm" style:legend-expansion="high" chart:style-name="ch3"/>
        <chart:plot-area chart:style-name="ch4" table:cell-range-address="Arkusz1.A68:Arkusz1.A76 Arkusz1.C66:Arkusz1.E66 Arkusz1.C68:Arkusz1.C76 Arkusz1.E68:Arkusz1.E76 Arkusz1.G68:Arkusz1.G76" chart:data-source-has-labels="row" svg:x="1.33cm" svg:y="1.778cm" svg:width="12.238cm" svg:height="6.067cm">
          <chart:coordinate-region svg:x="2.798cm" svg:y="1.977cm" svg:width="10.676cm" svg:height="5.221cm"/>
          <chart:axis chart:dimension="x" chart:name="primary-x" chart:style-name="ch5">
            <chart:title svg:x="6.148cm" svg:y="8.025cm" chart:style-name="ch6">
              <text:p>Liczba wymiarów</text:p>
            </chart:title>
          </chart:axis>
          <chart:axis chart:dimension="y" chart:name="primary-y" chart:style-name="ch7">
            <chart:title svg:x="0.451cm" svg:y="6.046cm" chart:style-name="ch8">
              <text:p>Skuteczność [%]</text:p>
            </chart:title>
            <chart:grid chart:style-name="ch9" chart:class="major"/>
          </chart:axis>
          <chart:series chart:style-name="ch10" chart:values-cell-range-address="Arkusz1.C68:Arkusz1.C76" chart:label-cell-address="Arkusz1.C66:Arkusz1.C66" chart:class="chart:scatter">
            <chart:domain table:cell-range-address="Arkusz1.A68:Arkusz1.A76"/>
            <chart:data-point chart:repeated="9"/>
          </chart:series>
          <chart:series chart:style-name="ch11" chart:values-cell-range-address="Arkusz1.E68:Arkusz1.E76" chart:label-cell-address="Arkusz1.D66:Arkusz1.D66" chart:class="chart:scatter">
            <chart:data-point chart:repeated="9"/>
          </chart:series>
          <chart:series chart:style-name="ch12" chart:values-cell-range-address="Arkusz1.G68:Arkusz1.G76" chart:label-cell-address="Arkusz1.E66:Arkusz1.E66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RF</text:p>
                <draw:g>
                  <svg:desc>Arkusz1.C66:Arkusz1.C66</svg:desc>
                </draw:g>
              </table:table-cell>
              <table:table-cell office:value-type="string">
                <text:p>SVM</text:p>
                <draw:g>
                  <svg:desc>Arkusz1.D66:Arkusz1.D66</svg:desc>
                </draw:g>
              </table:table-cell>
              <table:table-cell office:value-type="string">
                <text:p>GNB</text:p>
                <draw:g>
                  <svg:desc>Arkusz1.E66:Arkusz1.E6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Arkusz1.A68:Arkusz1.A76</svg:desc>
                </draw:g>
              </table:table-cell>
              <table:table-cell office:value-type="float" office:value="98.586017282011">
                <text:p>98.586017282011</text:p>
                <draw:g>
                  <svg:desc>Arkusz1.C68:Arkusz1.C76</svg:desc>
                </draw:g>
              </table:table-cell>
              <table:table-cell office:value-type="float" office:value="99.0180675569521">
                <text:p>99.0180675569521</text:p>
                <draw:g>
                  <svg:desc>Arkusz1.E68:Arkusz1.E76</svg:desc>
                </draw:g>
              </table:table-cell>
              <table:table-cell office:value-type="float" office:value="99.2537313432836">
                <text:p>99.2537313432836</text:p>
                <draw:g>
                  <svg:desc>Arkusz1.G68:Arkusz1.G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6.904948939513">
                <text:p>26.904948939513</text:p>
              </table:table-cell>
              <table:table-cell office:value-type="float" office:value="30.675569520817">
                <text:p>30.675569520817</text:p>
              </table:table-cell>
              <table:table-cell office:value-type="float" office:value="31.0290652003142">
                <text:p>31.02906520031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0.0314218381775">
                <text:p>70.0314218381775</text:p>
              </table:table-cell>
              <table:table-cell office:value-type="float" office:value="57.5805184603299">
                <text:p>57.5805184603299</text:p>
              </table:table-cell>
              <table:table-cell office:value-type="float" office:value="73.9984289080911">
                <text:p>73.99842890809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93.7941869599372">
                <text:p>93.7941869599372</text:p>
              </table:table-cell>
              <table:table-cell office:value-type="float" office:value="87.9418695993716">
                <text:p>87.9418695993716</text:p>
              </table:table-cell>
              <table:table-cell office:value-type="float" office:value="94.7761194029851">
                <text:p>94.77611940298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96.8970934799686">
                <text:p>96.8970934799686</text:p>
              </table:table-cell>
              <table:table-cell office:value-type="float" office:value="92.0659858601728">
                <text:p>92.0659858601728</text:p>
              </table:table-cell>
              <table:table-cell office:value-type="float" office:value="97.2113118617439">
                <text:p>97.21131186174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97.9968578161822">
                <text:p>97.9968578161822</text:p>
              </table:table-cell>
              <table:table-cell office:value-type="float" office:value="94.7368421052632">
                <text:p>94.7368421052632</text:p>
              </table:table-cell>
              <table:table-cell office:value-type="float" office:value="97.8004713275727">
                <text:p>97.80047132757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8.1539670070699">
                <text:p>98.1539670070699</text:p>
              </table:table-cell>
              <table:table-cell office:value-type="float" office:value="96.229379418696">
                <text:p>96.229379418696</text:p>
              </table:table-cell>
              <table:table-cell office:value-type="float" office:value="98.0754124116261">
                <text:p>98.07541241162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8.3110761979576">
                <text:p>98.3110761979576</text:p>
              </table:table-cell>
              <table:table-cell office:value-type="float" office:value="96.8578161822467">
                <text:p>96.8578161822467</text:p>
              </table:table-cell>
              <table:table-cell office:value-type="float" office:value="98.6252945797329">
                <text:p>98.62529457973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8.6252945797329">
                <text:p>98.6252945797329</text:p>
              </table:table-cell>
              <table:table-cell office:value-type="float" office:value="97.2113118617439">
                <text:p>97.2113118617439</text:p>
              </table:table-cell>
              <table:table-cell office:value-type="float" office:value="98.9787902592302">
                <text:p>98.978790259230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